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7">
      <text:list-level-style-bullet text:level="1" text:style-name="WW_CharLFO17LVL1" text:bullet-char="-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0694in" text:min-label-width="0.25in" text:list-level-position-and-space-mode="label-alignment">
          <style:list-level-label-alignment text:label-followed-by="listtab" fo:margin-left="1.3194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0694in" text:min-label-width="0.25in" text:list-level-position-and-space-mode="label-alignment">
          <style:list-level-label-alignment text:label-followed-by="listtab" fo:margin-left="2.3194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694in" text:min-label-width="0.25in" text:list-level-position-and-space-mode="label-alignment">
          <style:list-level-label-alignment text:label-followed-by="listtab" fo:margin-left="2.8194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0694in" text:min-label-width="0.25in" text:list-level-position-and-space-mode="label-alignment">
          <style:list-level-label-alignment text:label-followed-by="listtab" fo:margin-left="3.319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694in" text:min-label-width="0.25in" text:list-level-position-and-space-mode="label-alignment">
          <style:list-level-label-alignment text:label-followed-by="listtab" fo:margin-left="3.819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0694in" text:min-label-width="0.25in" text:list-level-position-and-space-mode="label-alignment">
          <style:list-level-label-alignment text:label-followed-by="listtab" fo:margin-left="4.3194in" fo:text-indent="-0.25in"/>
        </style:list-level-properties>
        <style:text-properties style:font-name="Wingdings"/>
      </text:list-level-style-bullet>
    </text:list-style>
    <style:style style:name="P1" style:parent-style-name="Otsikko11" style:master-page-name="MP0" style:family="paragraph">
      <style:paragraph-properties fo:break-before="page"/>
    </style:style>
    <style:style style:name="T2" style:parent-style-name="Kappaleenoletusfontti1" style:family="text">
      <style:text-properties style:font-name="Calibri" style:font-name-asian="Times New Roman" style:font-name-complex="Calibri" fo:font-size="11pt" style:font-size-asian="11pt" style:font-size-complex="11pt" fo:language="en" fo:country="US" style:language-asian="fi" style:country-asian="FI"/>
    </style:style>
    <style:style style:name="T3" style:parent-style-name="Kappaleenoletusfontti1" style:family="text">
      <style:text-properties style:font-name="Calibri" style:font-name-asian="Times New Roman" style:font-name-complex="Calibri" fo:font-size="11pt" style:font-size-asian="11pt" style:font-size-complex="11pt" fo:language="en" fo:country="US" style:language-asian="fi" style:country-asian="FI"/>
    </style:style>
    <style:style style:name="P4" style:parent-style-name="Standard" style:family="paragraph">
      <style:paragraph-properties fo:margin-bottom="0in"/>
      <style:text-properties style:font-name-asian="Times New Roman" style:font-name-complex="Calibri" fo:language="en" fo:country="US" style:language-asian="fi" style:country-asian="FI"/>
    </style:style>
    <style:style style:name="P5" style:parent-style-name="Standard" style:family="paragraph">
      <style:paragraph-properties fo:margin-bottom="0in"/>
    </style:style>
    <style:style style:name="T6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7" style:parent-style-name="Kappaleenoletusfontti1" style:family="text">
      <style:text-properties style:font-name-complex="Calibri" fo:language="en" fo:country="US"/>
    </style:style>
    <style:style style:name="P8" style:parent-style-name="Standard" style:family="paragraph">
      <style:paragraph-properties fo:margin-bottom="0in"/>
    </style:style>
    <style:style style:name="T9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10" style:parent-style-name="Kappaleenoletusfontti1" style:family="text">
      <style:text-properties style:font-name-asian="Times New Roman" style:font-name-complex="Calibri" fo:language="en" fo:country="US" style:language-asian="fi" style:country-asian="FI"/>
    </style:style>
    <style:style style:name="T11" style:parent-style-name="Kappaleenoletusfontti1" style:family="text">
      <style:text-properties style:font-name-asian="Times New Roman" style:font-name-complex="Calibri" fo:language="en" fo:country="US" style:language-asian="fi" style:country-asian="FI"/>
    </style:style>
    <style:style style:name="P12" style:parent-style-name="Standard" style:family="paragraph">
      <style:paragraph-properties fo:margin-bottom="0in"/>
      <style:text-properties style:font-name-asian="Times New Roman" style:font-name-complex="Calibri" fo:language="en" fo:country="US" style:language-asian="fi" style:country-asian="FI"/>
    </style:style>
    <style:style style:name="P13" style:parent-style-name="Standard" style:family="paragraph">
      <style:paragraph-properties fo:margin-bottom="0in"/>
    </style:style>
    <style:style style:name="T14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15" style:parent-style-name="Standard" style:family="paragraph">
      <style:paragraph-properties fo:margin-bottom="0in"/>
    </style:style>
    <style:style style:name="T16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17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8" style:parent-style-name="Standard" style:family="paragraph">
      <style:paragraph-properties fo:margin-bottom="0in"/>
    </style:style>
    <style:style style:name="T19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20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1" style:parent-style-name="Standard" style:family="paragraph">
      <style:paragraph-properties fo:margin-bottom="0in"/>
    </style:style>
    <style:style style:name="T22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23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7" style:parent-style-name="Standard" style:family="paragraph">
      <style:paragraph-properties fo:margin-bottom="0in"/>
    </style:style>
    <style:style style:name="T28" style:parent-style-name="Hyperlinkki1" style:family="text">
      <style:text-properties fo:language="en" fo:country="US"/>
    </style:style>
    <style:style style:name="P2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0" style:parent-style-name="Standard" style:family="paragraph">
      <style:paragraph-properties fo:margin-bottom="0in"/>
    </style:style>
    <style:style style:name="T31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32" style:parent-style-name="Kappaleenoletusfontti1" style:family="text">
      <style:text-properties fo:language="en" fo:country="US"/>
    </style:style>
    <style:style style:name="T33" style:parent-style-name="Kappaleenoletusfontti1" style:family="text">
      <style:text-properties fo:language="en" fo:country="US"/>
    </style:style>
    <style:style style:name="T34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35" style:parent-style-name="Kappaleenoletusfontti1" style:family="text">
      <style:text-properties fo:language="en" fo:country="US" style:language-asian="fi" style:country-asian="FI"/>
    </style:style>
    <style:style style:name="T36" style:parent-style-name="Kappaleenoletusfontti1" style:family="text">
      <style:text-properties fo:language="en" fo:country="US" style:language-asian="fi" style:country-asian="FI"/>
    </style:style>
    <style:style style:name="P37" style:parent-style-name="Vaintekstinä1" style:family="paragraph">
      <style:text-properties fo:language="en" fo:country="US"/>
    </style:style>
    <style:style style:name="T38" style:parent-style-name="Kappaleenoletusfontti1" style:family="text">
      <style:text-properties fo:language="en" fo:country="US"/>
    </style:style>
    <style:style style:name="T39" style:parent-style-name="Hyperlinkki1" style:family="text">
      <style:text-properties fo:language="en" fo:country="US"/>
    </style:style>
    <style:style style:name="P40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1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2" style:parent-style-name="Standard" style:list-style-name="LFO17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3" style:parent-style-name="Standard" style:list-style-name="LFO17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4" style:parent-style-name="Standard" style:list-style-name="LFO17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5" style:parent-style-name="Standard" style:list-style-name="LFO17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46" style:parent-style-name="Standard" style:family="paragraph">
      <style:paragraph-properties fo:margin-bottom="0in" fo:margin-left="0.3194in">
        <style:tab-stops/>
      </style:paragraph-properties>
      <style:text-properties style:font-name-asian="Times New Roman" style:font-name-complex="Calibri" fo:color="#000000" fo:language="en" fo:country="US" style:language-asian="fi" style:country-asian="FI"/>
    </style:style>
    <style:style style:name="P47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48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T49" style:parent-style-name="DefaultParagraphFont" style:family="text">
      <style:text-properties style:font-name-asian="Times New Roman" style:font-name-complex="Calibri" fo:font-weight="bold" style:font-weight-asian="bold" fo:color="#000000" fo:language="en" fo:country="US" style:language-asian="fi" style:country-asian="FI"/>
    </style:style>
    <style:style style:name="T50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51" style:parent-style-name="DefaultParagraphFont" style:family="text">
      <style:text-properties style:font-name-asian="Times New Roman" style:font-name-complex="Calibri" fo:font-weight="bold" style:font-weight-asian="bold" fo:color="#000000" fo:language="en" fo:country="US" style:language-asian="fi" style:country-asian="FI"/>
    </style:style>
    <style:style style:name="T52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53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54" style:parent-style-name="DefaultParagraphFont" style:family="text">
      <style:text-properties style:font-name-asian="Times New Roman" style:font-name-complex="Calibri" fo:font-weight="bold" style:font-weight-asian="bold" fo:color="#000000" fo:language="en" fo:country="US" style:language-asian="fi" style:country-asian="FI"/>
    </style:style>
    <style:style style:name="T55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56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57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58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59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60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61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62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63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64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65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66" style:parent-style-name="Standard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67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T68" style:parent-style-name="Hyperlinkki1" style:family="text">
      <style:text-properties style:use-window-font-color="true" style:text-underline-type="none" fo:language="en" fo:country="US"/>
    </style:style>
    <style:style style:name="P69" style:parent-style-name="Vaintekstinä1" style:family="paragraph">
      <style:text-properties fo:language="en" fo:country="US"/>
    </style:style>
    <style:style style:name="T70" style:parent-style-name="Hyperlinkki1" style:family="text">
      <style:text-properties style:use-window-font-color="true" style:text-underline-type="none" fo:language="en" fo:country="US"/>
    </style:style>
    <style:style style:name="T71" style:parent-style-name="Hyperlinkki1" style:family="text">
      <style:text-properties fo:language="en" fo:country="US"/>
    </style:style>
    <style:style style:name="P72" style:parent-style-name="Vaintekstinä1" style:family="paragraph">
      <style:text-properties fo:language="en" fo:country="US"/>
    </style:style>
    <style:style style:name="P73" style:parent-style-name="Standard" style:family="paragraph">
      <style:paragraph-properties fo:margin-bottom="0in"/>
      <style:text-properties fo:language="en" fo:country="US"/>
    </style:style>
    <style:style style:name="P74" style:parent-style-name="Standard" style:family="paragraph">
      <style:paragraph-properties fo:margin-bottom="0in"/>
      <style:text-properties fo:language="en" fo:country="US"/>
    </style:style>
    <style:style style:name="P75" style:parent-style-name="Standard" style:family="paragraph">
      <style:paragraph-properties fo:margin-bottom="0in"/>
      <style:text-properties fo:language="en" fo:country="US"/>
    </style:style>
    <style:style style:name="P76" style:parent-style-name="Standard" style:family="paragraph">
      <style:paragraph-properties fo:margin-bottom="0in"/>
      <style:text-properties fo:language="en" fo:country="US"/>
    </style:style>
    <style:style style:name="P77" style:parent-style-name="Standard" style:family="paragraph">
      <style:paragraph-properties fo:margin-bottom="0in"/>
      <style:text-properties fo:language="en" fo:country="US"/>
    </style:style>
    <style:style style:name="P78" style:parent-style-name="Standard" style:family="paragraph">
      <style:paragraph-properties fo:margin-bottom="0in"/>
      <style:text-properties fo:language="en" fo:country="US"/>
    </style:style>
    <style:style style:name="P79" style:parent-style-name="Standard" style:family="paragraph">
      <style:paragraph-properties fo:margin-bottom="0in"/>
      <style:text-properties fo:language="en" fo:country="US"/>
    </style:style>
    <style:style style:name="P80" style:parent-style-name="Standard" style:family="paragraph">
      <style:paragraph-properties fo:margin-bottom="0in"/>
      <style:text-properties fo:language="en" fo:country="US"/>
    </style:style>
    <style:style style:name="P81" style:parent-style-name="Standard" style:family="paragraph">
      <style:paragraph-properties fo:margin-bottom="0in"/>
      <style:text-properties fo:language="en" fo:country="US"/>
    </style:style>
    <style:style style:name="P82" style:parent-style-name="Standard" style:family="paragraph">
      <style:paragraph-properties fo:margin-bottom="0in"/>
    </style:style>
    <style:style style:name="T83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84" style:parent-style-name="Standard" style:family="paragraph">
      <style:paragraph-properties fo:margin-bottom="0in"/>
    </style:style>
    <style:style style:name="T85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86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87" style:parent-style-name="Standard" style:family="paragraph">
      <style:paragraph-properties fo:margin-bottom="0in"/>
    </style:style>
    <style:style style:name="P88" style:parent-style-name="Standard" style:family="paragraph">
      <style:paragraph-properties fo:margin-bottom="0in"/>
    </style:style>
    <style:style style:name="T89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90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91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92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93" style:parent-style-name="Standard" style:family="paragraph">
      <style:paragraph-properties fo:margin-bottom="0in"/>
      <style:text-properties fo:language="en" fo:country="US"/>
    </style:style>
    <style:style style:name="P94" style:parent-style-name="Standard" style:family="paragraph">
      <style:paragraph-properties fo:margin-bottom="0in"/>
    </style:style>
    <style:style style:name="T95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96" style:parent-style-name="Standard" style:family="paragraph">
      <style:paragraph-properties fo:margin-bottom="0in"/>
    </style:style>
  </office:automatic-styles>
  <office:body>
    <office:text text:use-soft-page-breaks="true">
      <text:h text:style-name="P1" text:outline-level="1"><text:span text:style-name="T2">DC SRAP meeting 32</text:span><text:span text:style-name="T3"><text:s/>notes</text:span></text:h>
      <text:p text:style-name="P4"/>
      <text:p text:style-name="P5"><text:span text:style-name="T6">Time:<text:s/></text:span><text:span text:style-name="T7">2023-06-20, 15:00-16:00 UTC</text:span></text:p>
      <text:p text:style-name="P8"><text:span text:style-name="T9">Place: Zoom,</text:span><text:span text:style-name="T10"><text:s/></text:span><text:a xlink:href="https://helsinki.zoom.us/j/67426809443?pwd=QmJEdjY0dXFkMC9VWjNnSGx6cFlRdz09" office:target-frame-name="_top" xlink:show="replace"><text:span text:style-name="T11">https://helsinki.zoom.us/j/67426809443?pwd=QmJEdjY0dXFkMC9VWjNnSGx6cFlRdz09</text:span></text:a></text:p>
      <text:p text:style-name="P12"/>
      <text:p text:style-name="P13"><text:span text:style-name="T14">1. Opening of the meeting</text:span></text:p>
      <text:p text:style-name="P15"><text:span text:style-name="T16">Present: Juha (Chair), Alasdair, Jan, Karen and Tom.<text:s/></text:span></text:p>
      <text:p text:style-name="P17"/>
      <text:p text:style-name="P18"><text:span text:style-name="T19">2. Appointment of the minutes taker – Jan Ashton</text:span></text:p>
      <text:p text:style-name="P20"/>
      <text:p text:style-name="P21"><text:span text:style-name="T22">3. Approval of the agenda – approved.</text:span></text:p>
      <text:p text:style-name="P23"/>
      <text:p text:style-name="P24">4. Minutes of previous meeting</text:p>
      <text:p text:style-name="P25"/>
      <text:p text:style-name="P26">2023-06-20, number 31</text:p>
      <text:p text:style-name="P27"><text:a xlink:href="https://github.com/dcmi/dc-srap/blob/main/meetings/2023-06-20.srap_meeting_31.md" office:target-frame-name="_top" xlink:show="replace"><text:span text:style-name="T28">https://github.com/dcmi/dc-srap/blob/main/meetings/2023-06-20.srap_meeting_31.md</text:span></text:a></text:p>
      <text:p text:style-name="P29"/>
      <text:p text:style-name="P30"><text:span text:style-name="T31">5.<text:s/></text:span><text:span text:style-name="T32">A comparison chart with a number of bibliographic vocabularies that focus on journals and/or academic content. (Karen)</text:span><text:span text:style-name="T33"><text:s/>and<text:s/></text:span><text:span text:style-name="T34">6. Enumeration -<text:s/></text:span><text:span text:style-name="T35">GitHub issue:<text:s/></text:span><text:a xlink:href="https://github.com/dcmi/dc-srap/issues/28" office:target-frame-name="_top" xlink:show="replace"><text:span text:style-name="T36">https://github.com/dcmi/dc-srap/issues/28</text:span></text:a></text:p>
      <text:p text:style-name="P37"/>
      <text:p text:style-name="Vaintekstinä1"><text:span text:style-name="T38">See<text:s/></text:span><text:a xlink:href="https://docs.google.com/spreadsheets/d/1hT-daBBYeVIp4e8VAV4AxYtSP1XmmOQeUnxT1fXgIzc/edit?usp=sharing" office:target-frame-name="_top" xlink:show="replace"><text:span text:style-name="T39">https://docs.google.com/spreadsheets/d/1hT-daBBYeVIp4e8VAV4AxYtSP1XmmOQeUnxT1fXgIzc/edit?usp=sharing</text:span></text:a></text:p>
      <text:p text:style-name="P40"/>
      <text:p text:style-name="P41">Karen: Many differences between vocabularies but some interesting points:</text:p>
      <text:list text:style-name="LFO17" text:continue-numbering="true">
        <text:list-item>
          <text:p text:style-name="P42">‘pages’ and ‘start’ and ‘end’ pages are common across the vocabularies.</text:p>
        </text:list-item>
        <text:list-item>
          <text:p text:style-name="P43">Dates – there are many different dates so we will need to think about a set of dates and have this as a unit.</text:p>
        </text:list-item>
        <text:list-item>
          <text:p text:style-name="P44">Vocabularies in RDF – the document types are classes which means they are usable with dc:type.</text:p>
        </text:list-item>
        <text:list-item>
          <text:p text:style-name="P45">Most vocabularies have ‘volume’ and ‘number’ (except MARC which uses free text in the extent field).</text:p>
        </text:list-item>
      </text:list>
      <text:p text:style-name="P46"/>
      <text:p text:style-name="P47">Tom: Would it be best to refer to Bibframe rather than MARC.</text:p>
      <text:p text:style-name="P48">Juha: MARC Holdings is better for serials enumeration rather than MARC Bib. Finnish libraries have used MARC Holdings to describe journal articles and individual recordings. MARC 773 $g is unstructured and not granular enough for SRAP purposes. Juha noted that it is possible to have new fields added via the MARC Advisory Committee.</text:p>
      <text:p text:style-name="Standard"><text:span text:style-name="T49">Action:</text:span><text:span text:style-name="T50"><text:s/>Juha to send examples to Karen.</text:span></text:p>
      <text:p text:style-name="Standard"><text:span text:style-name="T51">Action:</text:span><text:span text:style-name="T52"><text:s/>Karen to update the spreadsheet with all SRAP fields and highlight those that do not have a DC term and look for vocabularies that accommodate them.<text:s/></text:span><text:span text:style-name="T53">To also include Bibframe.</text:span></text:p>
      <text:p text:style-name="Standard"><text:span text:style-name="T54">Action:</text:span><text:span text:style-name="T55"><text:s/>Jan to forward DataCite link to Karen.</text:span></text:p>
      <text:p text:style-name="P56">Karen: Dates and their types differ between creation and publication date of the resource and SRAP’s use of dates for missing/lost/retracted. Are these more like holdings information?<text:s/>There is no holdings data in DC, it is out of scope.</text:p>
      <text:p text:style-name="P57">Juha: Could Karen prepare a proposal for how to handle enumeration in SRAP focusing on Volume/Number and Issue.</text:p>
      <text:p text:style-name="P58">Karen: Notes that most vocabularies accommodate requirements with Date/Volume/Number</text:p>
      <text:soft-page-break/>
      <text:p text:style-name="P59">Alasdair:<text:s/>Looking at levels of enumeration where captions such as ‘volume’ can differ. The textual description of the captions may not be constant.</text:p>
      <text:p text:style-name="P60">Karen: Difficult if you have to read the caption to see what is being described in the content.</text:p>
      <text:p text:style-name="P61">Juha: Need to include ‘part’ e.g. of the journal</text:p>
      <text:p text:style-name="P62">Karen: ‘part’ is usually included in the title as opposed to the enumeration</text:p>
      <text:p text:style-name="P63">Juha: A DC ‘enumeration’ could be used as an exchange format where people could use SRAP to map to a national format or e.g. MARC or to research repositories.<text:s/>The more granularity the easier it is to convert to different formats.</text:p>
      <text:p text:style-name="P64">Jaha: Bibframe – some colleagues may be able to provide advice on Bibframe which has<text:s/>a<text:s/>enumerationAndChronology<text:s/>property.</text:p>
      <text:p text:style-name="P65">Karen will check the MARC to Bibframe mapping and Jan noted that there is also a MODS to Bibframe mapping.</text:p>
      <text:p text:style-name="P66">Action: Karen to propose a recommendation for the next or following meeting. Karen noted that her recommendation would focus on using existing vocabularies where possible rather than adding to DC.</text:p>
      <text:p text:style-name="P67"/>
      <text:p text:style-name="Vaintekstinä1"><text:span text:style-name="T68">7. Related dataset</text:span></text:p>
      <text:p text:style-name="P69"/>
      <text:p text:style-name="Vaintekstinä1"><text:span text:style-name="T70">GitHub issue:<text:s/></text:span><text:a xlink:href="https://github.com/dcmi/dc-srap/issues/9" office:target-frame-name="_top" xlink:show="replace"><text:span text:style-name="T71">https://github.com/dcmi/dc-srap/issues/9</text:span></text:a></text:p>
      <text:p text:style-name="P72"/>
      <text:p text:style-name="P73">Juha: Finnish colleagues require the encoding format of any<text:s/>dataset included in the resource.</text:p>
      <text:p text:style-name="P74"/>
      <text:p text:style-name="P75">Tom: DC has ‘relation’ but ‘source’ may be a better fit –<text:s/>it’s<text:s/>the related resource from which the resource is derived.</text:p>
      <text:p text:style-name="P76"/>
      <text:p text:style-name="P77">Juha: Need to know the type of resource so ‘source’ + ‘type of resource’. We need some way of formatting this. It should be a flexible solution.</text:p>
      <text:p text:style-name="P78">Action: Juha to discuss with technical experts on how to use this with XML syntax and e.g. JSON or RDF. Osma has proposed a similar solution combing ‘name’ and ‘ISNI’.</text:p>
      <text:p text:style-name="P79"/>
      <text:p text:style-name="P80">Karen: We need more work on ‘type’ does SRAP want to use a type vocabulary. SRAP could recommend one<text:s/>e.g.,<text:s/>COAR but allow other to be used. She will add to<text:s/>the<text:s/>type column in her spreadsheet and compare with other vocabularies.</text:p>
      <text:p text:style-name="P81"/>
      <text:p text:style-name="P82"><text:span text:style-name="T83">8. Any other business</text:span></text:p>
      <text:p text:style-name="P84"><text:span text:style-name="T85">Alasdair: It would be useful to give a presentation on SRAP at the next DCMI Conference in November – at<text:s/></text:span><text:span text:style-name="T86">the Community Updates Forum.</text:span></text:p>
      <text:p text:style-name="P87"/>
      <text:p text:style-name="P88"><text:span text:style-name="T89">Action:<text:s/></text:span><text:span text:style-name="T90">Sinc</text:span><text:span text:style-name="T91">e Juha will have retired by November</text:span><text:span text:style-name="T92">, Osma could possibly prepare a presentation.</text:span></text:p>
      <text:p text:style-name="P93"/>
      <text:p text:style-name="P94"><text:span text:style-name="T95">9. Closure of the meeting</text:span>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Otsikko11" style:display-name="Otsikko 1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style:font-name-complex="Calibri Light" fo:color="#2E74B5" fo:font-size="16pt" style:font-size-asian="16pt" style:font-size-complex="16pt" fo:hyphenate="false"/>
    </style:style>
    <style:style style:name="Normaali1" style:display-name="Normaali1" style:family="paragraph">
      <style:text-properties fo:hyphenate="false"/>
    </style:style>
    <style:style style:name="Kappaleenoletusfontti1" style:display-name="Kappaleen oletusfontti1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1" style:display-name="Luettelo1" style:family="paragraph" style:parent-style-name="Textbody">
      <style:text-properties style:font-name-complex="Lohit Devanagari" fo:font-size="12pt" style:font-size-asian="12pt" fo:hyphenate="false"/>
    </style:style>
    <style:style style:name="Kuvaotsikko1" style:display-name="Kuvaotsikko1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aliWWW1" style:display-name="Normaali (WWW)1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Luettelokappale1" style:display-name="Luettelokappale1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Vaintekstinä1" style:display-name="Vain tekstinä1" style:family="paragraph" style:parent-style-name="Normaali1">
      <style:paragraph-properties fo:widows="2" fo:orphans="2" style:vertical-align="auto"/>
      <style:text-properties style:font-name-complex="Times New Roman" style:font-size-complex="10.5pt" fo:hyphenate="true"/>
    </style:style>
    <style:style style:name="HTML-esimuotoiltu1" style:display-name="HTML-esimuotoiltu1" style:family="paragraph" style:parent-style-name="Normaali1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i" style:country-asian="FI" fo:hyphenate="true"/>
    </style:style>
    <style:style style:name="Internetlink" style:display-name="Internet link" style:family="text" style:parent-style-name="Kappaleenoletusfontti1">
      <style:text-properties fo:color="#0000FF" style:text-underline-type="single" style:text-underline-style="solid" style:text-underline-width="auto" style:text-underline-mode="continuous"/>
    </style:style>
    <style:style style:name="VisitedInternetLink" style:display-name="Visited Internet Link" style:family="text" style:parent-style-name="Kappaleenoletusfontti1">
      <style:text-properties fo:color="#954F72" style:text-underline-type="single" style:text-underline-style="solid" style:text-underline-width="auto" style:text-underline-mode="continuous"/>
    </style:style>
    <style:style style:name="Otsikko1Char" style:display-name="Otsikko 1 Char" style:family="text" style:parent-style-name="Kappaleenoletusfontti1">
      <style:text-properties style:font-name="Calibri Light" style:font-name-asian="F" style:font-name-complex="F" fo:color="#2E74B5" fo:font-size="16pt" style:font-size-asian="16pt" style:font-size-complex="16pt"/>
    </style:style>
    <style:style style:name="Ratkaisematonmaininta1" style:display-name="Ratkaisematon maininta1" style:family="text" style:parent-style-name="Kappaleenoletusfontti1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style:font-name-complex="Times New Roman"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yperlinkki1" style:display-name="Hyperlinkki1" style:family="text" style:parent-style-name="Kappaleenoletusfontti1">
      <style:text-properties fo:color="#0563C1" style:text-underline-type="single" style:text-underline-style="solid" style:text-underline-width="auto" style:text-underline-mode="continuous"/>
    </style:style>
    <style:style style:name="relator-code" style:display-name="relator-code" style:family="text" style:parent-style-name="Kappaleenoletusfontti1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aintekstinäChar" style:display-name="Vain tekstinä Char" style:family="text" style:parent-style-name="Kappaleenoletusfontti1">
      <style:text-properties style:font-name-asian="Calibri" style:font-name-complex="Times New Roman" style:font-size-complex="10.5pt"/>
    </style:style>
    <style:style style:name="AvattuHyperlinkki1" style:display-name="AvattuHyperlinkki1" style:family="text" style:parent-style-name="Kappaleenoletusfontti1">
      <style:text-properties fo:color="#954F72" style:text-underline-type="single" style:text-underline-style="solid" style:text-underline-width="auto" style:text-underline-mode="continuous"/>
    </style:style>
    <style:style style:name="Voimakas1" style:display-name="Voimakas1" style:family="text" style:parent-style-name="Kappaleenoletusfontti1">
      <style:text-properties fo:font-weight="bold" style:font-weight-asian="bold" style:font-weight-complex="bold"/>
    </style:style>
    <style:style style:name="HTML-esimuotoiltuChar" style:display-name="HTML-esimuotoiltu Char" style:family="text" style:parent-style-name="Kappaleenoletusfontti1">
      <style:text-properties style:font-name="Courier New" style:font-name-asian="Times New Roman" style:font-name-complex="Courier New" fo:font-size="10pt" style:font-size-asian="10pt" style:font-size-complex="10pt" style:language-asian="fi" style:country-asian="FI"/>
    </style:style>
    <style:style style:name="cl" style:display-name="cl" style:family="text" style:parent-style-name="Kappaleenoletusfontti1"/>
    <style:style style:name="nt" style:display-name="nt" style:family="text" style:parent-style-name="Kappaleenoletusfontti1"/>
    <style:style style:name="na" style:display-name="na" style:family="text" style:parent-style-name="Kappaleenoletusfontti1"/>
    <style:style style:name="s" style:display-name="s" style:family="text" style:parent-style-name="Kappaleenoletusfontti1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style:font-name="Times New Roman" style:font-name-complex="Times New Roman"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3" style:display-name="WWNum13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14" style:display-name="WWNum14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7LVL1" style:family="text">
      <style:text-properties style:font-name="Calibri" style:font-name-asian="Times New Roman" style:font-name-complex="Calibri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-">
        <style:list-level-properties text:space-before="0.0694in" text:min-label-width="0.25in" text:list-level-position-and-space-mode="label-alignment">
          <style:list-level-label-alignment text:label-followed-by="listtab" fo:margin-left="0.3194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5694in" text:min-label-width="0.25in" text:list-level-position-and-space-mode="label-alignment">
          <style:list-level-label-alignment text:label-followed-by="listtab" fo:margin-left="0.8194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0694in" text:min-label-width="0.25in" text:list-level-position-and-space-mode="label-alignment">
          <style:list-level-label-alignment text:label-followed-by="listtab" fo:margin-left="1.3194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694in" text:min-label-width="0.25in" text:list-level-position-and-space-mode="label-alignment">
          <style:list-level-label-alignment text:label-followed-by="listtab" fo:margin-left="1.8194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0694in" text:min-label-width="0.25in" text:list-level-position-and-space-mode="label-alignment">
          <style:list-level-label-alignment text:label-followed-by="listtab" fo:margin-left="2.3194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694in" text:min-label-width="0.25in" text:list-level-position-and-space-mode="label-alignment">
          <style:list-level-label-alignment text:label-followed-by="listtab" fo:margin-left="2.8194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0694in" text:min-label-width="0.25in" text:list-level-position-and-space-mode="label-alignment">
          <style:list-level-label-alignment text:label-followed-by="listtab" fo:margin-left="3.319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694in" text:min-label-width="0.25in" text:list-level-position-and-space-mode="label-alignment">
          <style:list-level-label-alignment text:label-followed-by="listtab" fo:margin-left="3.819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0694in" text:min-label-width="0.25in" text:list-level-position-and-space-mode="label-alignment">
          <style:list-level-label-alignment text:label-followed-by="listtab" fo:margin-left="4.3194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kala, Juha E</meta:initial-creator>
    <dc:creator>Alasdair MacDonald</dc:creator>
    <meta:creation-date>2023-10-10T14:43:00Z</meta:creation-date>
    <dc:date>2023-10-10T14:43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Company">University of Helsin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9" meta:word-count="727" meta:character-count="4867" meta:row-count="34" meta:non-whitespace-character-count="4149"/>
  </office:meta>
</office:document-meta>
</file>